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0pt" officeooo:rsid="000f5fa5" officeooo:paragraph-rsid="000f5fa5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0pt" officeooo:rsid="000f5fa5" officeooo:paragraph-rsid="000f5fa5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f5fa5" officeooo:paragraph-rsid="000f5fa5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107441" officeooo:paragraph-rsid="00107441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0pt" fo:font-weight="normal" officeooo:rsid="000f5fa5" officeooo:paragraph-rsid="000f5fa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FERENTES TIPOS DE SOFTWARES DE COMPUTADOR</text:span></text:p>
      <text:p text:style-name="P1"/>
      <text:p text:style-name="P2">Software de Computador – Pode ser classificado em 2 tipos: Aplicação e sistema.</text:p>
      <text:p text:style-name="P2"/>
      <text:p text:style-name="P3">Software de Sistema – É<text:span text:style-name="T2"> um grupo de instruções necessários para o funcionamento do computador (Hardware). O sistema de software coordena peças de hardware como, CPU, Impressora, mouse e etc.</text:span></text:p>
      <text:p text:style-name="P3"><text:span text:style-name="T2"/></text:p>
      <text:p text:style-name="P3">Partes do Sistema de Software:</text:p>
      <text:p text:style-name="P5">É dividido em 5 partes: Montadores, Compiladores, Ferramentas de Gerenciamento de arquivos, Sistemas Utilitários e depuradores.</text:p>
      <text:p text:style-name="P5">Um exemplo de sistema de software são os sistemas operacionais utilizados nos computadores, como:: Windows, Linux, Mac, entre outros.</text:p>
      <text:p text:style-name="P3">Sistema Operacional - <text:span text:style-name="T2"><text:s/>É um programa que engloba várias aplicações direcionados a vários componentes do hardware, como: o monitor, o mouse, a impressora, o teclado e etc… Permitindo a comunicação entre eles. </text:span></text:p>
      <text:p text:style-name="P3"><text:span text:style-name="T2"/></text:p>
      <text:p text:style-name="P3"><text:span text:style-name="T2">→ Celulares (ou Smartphones) também funcionam através de sistemas operacionais, sendo os mais conhecidos e utilizados: IOS, Android e Windows Phone.</text:span></text:p>
      <text:p text:style-name="P3"><text:span text:style-name="T2"/></text:p>
      <text:p text:style-name="P3"><text:span text:style-name="T2"/></text:p>
      <text:p text:style-name="P3">Software de Aplicação: <text:span text:style-name="T2">É usado para o usuário, para operar ações específicas.</text:span></text:p>
      <text:p text:style-name="P4"><text:span text:style-name="T2">Ex: Microsoft Office (Word, Excel, Power Point). - Criados para o ambiente de escritório, com editores de texto, imagens, planilhas.</text:span></text:p>
      <text:p text:style-name="P4"><text:span text:style-name="T2">Há também os navegadores de internet, como: Google Chrome, Mozilla Firefox, Opera Navigator e Internet Explorer.</text:span></text:p>
      <text:p text:style-name="P4"><text:span text:style-name="T2">Windows Photo Gallery e Adobe Photoshop são alguns exemplos de aplicações voltada a visualização e edição de imagens.</text:span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5:50:21.944912525</meta:creation-date>
    <dc:date>2020-11-07T16:04:53.576041467</dc:date>
    <meta:editing-duration>PT4M21S</meta:editing-duration>
    <meta:editing-cycles>1</meta:editing-cycles>
    <meta:document-statistic meta:table-count="0" meta:image-count="0" meta:object-count="0" meta:page-count="1" meta:paragraph-count="12" meta:word-count="206" meta:character-count="1396" meta:non-whitespace-character-count="1198"/>
    <meta:generator>LibreOffice/6.4.6.2$Linux_X86_64 LibreOffice_project/40$Build-2</meta:generator>
  </office:meta>
</office:document-meta>
</file>